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3.395cm"/>
    </style:style>
    <style:style style:name="co5" style:family="table-column">
      <style:table-column-properties fo:break-before="auto" style:column-width="3.544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/>
    </style:style>
    <style:style style:name="ce10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.39cm" svg:y="12.614cm">
            <draw:object draw:notify-on-update-of-ranges="Sheet1.B4:Sheet1.B12 Sheet1.C4:Sheet1.C12 Sheet1.B4:Sheet1.B12 Sheet1.D4:Sheet1.D12 Sheet1.B4:Sheet1.B12 Sheet1.E4:Sheet1.E12 Sheet1.B4:Sheet1.B12 Sheet1.F3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im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Ratios</text:p>
          </table:table-cell>
          <table:covered-table-cell table:style-name="ce1"/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Simple LU</text:p>
          </table:table-cell>
          <table:table-cell office:value-type="string" calcext:value-type="string">
            <text:p>Partial LU</text:p>
          </table:table-cell>
          <table:table-cell office:value-type="string" calcext:value-type="string">
            <text:p>Complete LU</text:p>
          </table:table-cell>
          <table:table-cell/>
          <table:table-cell office:value-type="string" calcext:value-type="string">
            <text:p>cond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Simple LU</text:p>
          </table:table-cell>
          <table:table-cell office:value-type="string" calcext:value-type="string">
            <text:p>Partial LU</text:p>
          </table:table-cell>
          <table:table-cell office:value-type="string" calcext:value-type="string">
            <text:p>Complete LU</text:p>
          </table:table-cell>
          <table:table-cell table:number-columns-repeated="6"/>
        </table:table-row>
        <table:table-row table:style-name="ro1">
          <table:table-cell office:value-type="float" office:value="2487.03174503924" calcext:value-type="float">
            <text:p>2487.03174503924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0.0278458595275879" calcext:value-type="float">
            <text:p>2.78E-02</text:p>
          </table:table-cell>
          <table:table-cell table:style-name="ce2" office:value-type="float" office:value="0.958137989044189" calcext:value-type="float">
            <text:p>9.58E-01</text:p>
          </table:table-cell>
          <table:table-cell table:style-name="ce2" office:value-type="float" office:value="0.995621919631958" calcext:value-type="float">
            <text:p>9.96E-01</text:p>
          </table:table-cell>
          <table:table-cell office:value-type="float" office:value="1.88521194458008" calcext:value-type="float">
            <text:p>1.88521194458008</text:p>
          </table:table-cell>
          <table:table-cell/>
          <table:table-cell table:formula="of:=[.A5]/[.A4]" office:value-type="float" office:value="4.12869807384754" calcext:value-type="float">
            <text:p>4.12869807384754</text:p>
          </table:table-cell>
          <table:table-cell table:formula="of:=[.C5]/[.C4]" office:value-type="float" office:value="6.34399027347296" calcext:value-type="float">
            <text:p>6.34399027347296</text:p>
          </table:table-cell>
          <table:table-cell table:formula="of:=[.D5]/[.D4]" office:value-type="float" office:value="7.50826083516103" calcext:value-type="float">
            <text:p>7.50826083516103</text:p>
          </table:table-cell>
          <table:table-cell table:formula="of:=[.E5]/[.E4]" office:value-type="float" office:value="7.50713503854581" calcext:value-type="float">
            <text:p>7.50713503854581</text:p>
          </table:table-cell>
          <table:table-cell table:formula="of:=[.F5]/[.F4]" office:value-type="float" office:value="8.10516453964714" calcext:value-type="float">
            <text:p>8.10516453964714</text:p>
          </table:table-cell>
          <table:table-cell table:number-columns-repeated="6"/>
        </table:table-row>
        <table:table-row table:style-name="ro1">
          <table:table-cell office:value-type="float" office:value="10268.2031753412" calcext:value-type="float">
            <text:p>10268.2031753412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176653861999512" calcext:value-type="float">
            <text:p>1.77E-01</text:p>
          </table:table-cell>
          <table:table-cell office:value-type="float" office:value="7.19394993782043" calcext:value-type="float">
            <text:p>7.19394993782043</text:p>
          </table:table-cell>
          <table:table-cell office:value-type="float" office:value="7.47426819801331" calcext:value-type="float">
            <text:p>7.47426819801331</text:p>
          </table:table-cell>
          <table:table-cell office:value-type="float" office:value="15.2799530029297" calcext:value-type="float">
            <text:p>15.2799530029297</text:p>
          </table:table-cell>
          <table:table-cell/>
          <table:table-cell table:formula="of:=[.A6]/[.A5]" office:value-type="float" office:value="4.0847165037993" calcext:value-type="float">
            <text:p>4.0847165037993</text:p>
          </table:table-cell>
          <table:table-cell table:formula="of:=[.C6]/[.C5]" office:value-type="float" office:value="4.80761600129564" calcext:value-type="float">
            <text:p>4.80761600129564</text:p>
          </table:table-cell>
          <table:table-cell table:formula="of:=[.D6]/[.D5]" office:value-type="float" office:value="7.94265522660478" calcext:value-type="float">
            <text:p>7.94265522660478</text:p>
          </table:table-cell>
          <table:table-cell table:formula="of:=[.E6]/[.E5]" office:value-type="float" office:value="7.68423523764589" calcext:value-type="float">
            <text:p>7.68423523764589</text:p>
          </table:table-cell>
          <table:table-cell table:formula="of:=[.F6]/[.F5]" office:value-type="float" office:value="7.63585686340548" calcext:value-type="float">
            <text:p>7.63585686340548</text:p>
          </table:table-cell>
          <table:table-cell table:number-columns-repeated="6"/>
        </table:table-row>
        <table:table-row table:style-name="ro1">
          <table:table-cell office:value-type="float" office:value="41942.6989746806" calcext:value-type="float">
            <text:p>41942.6989746806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0.849283933639526" calcext:value-type="float">
            <text:p>8.49E-01</text:p>
          </table:table-cell>
          <table:table-cell office:value-type="float" office:value="57.1390640735626" calcext:value-type="float">
            <text:p>57.1390640735626</text:p>
          </table:table-cell>
          <table:table-cell office:value-type="float" office:value="57.4340350627899" calcext:value-type="float">
            <text:p>57.4340350627899</text:p>
          </table:table-cell>
          <table:table-cell office:value-type="float" office:value="116.675534009934" calcext:value-type="float">
            <text:p>116.675534009934</text:p>
          </table:table-cell>
          <table:table-cell/>
          <table:table-cell table:formula="of:=[.A7]/[.A6]" office:value-type="float" office:value="4.05524304643231" calcext:value-type="float">
            <text:p>4.05524304643231</text:p>
          </table:table-cell>
          <table:table-cell/>
          <table:table-cell table:formula="of:=[.D7]/[.D6]" office:value-type="float" office:value="9.9044966359543" calcext:value-type="float">
            <text:p>9.9044966359543</text:p>
          </table:table-cell>
          <table:table-cell table:formula="of:=[.E7]/[.E6]" office:value-type="float" office:value="8.97734521759186" calcext:value-type="float">
            <text:p>8.97734521759186</text:p>
          </table:table-cell>
          <table:table-cell table:formula="of:=[.F7]/[.F6]" office:value-type="float" office:value="6.79503322436324" calcext:value-type="float">
            <text:p>6.79503322436324</text:p>
          </table:table-cell>
          <table:table-cell table:number-columns-repeated="6"/>
        </table:table-row>
        <table:table-row table:style-name="ro1">
          <table:table-cell office:value-type="float" office:value="170087.838365677" calcext:value-type="float">
            <text:p>170087.83836567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office:value-type="float" office:value="565.933667898178" calcext:value-type="float">
            <text:p>565.933667898178</text:p>
          </table:table-cell>
          <table:table-cell office:value-type="float" office:value="515.60515999794" calcext:value-type="float">
            <text:p>515.60515999794</text:p>
          </table:table-cell>
          <table:table-cell office:value-type="float" office:value="792.814130067825" calcext:value-type="float">
            <text:p>792.814130067825</text:p>
          </table:table-cell>
          <table:table-cell/>
          <table:table-cell table:formula="of:=[.A8]/[.A7]" office:value-type="float" office:value="4.03578168855651" calcext:value-type="float">
            <text:p>4.03578168855651</text:p>
          </table:table-cell>
          <table:table-cell/>
          <table:table-cell table:formula="of:=[.D8]/[.D7]" office:value-type="float" office:value="3.83468143913264" calcext:value-type="float">
            <text:p>3.83468143913264</text:p>
          </table:table-cell>
          <table:table-cell table:formula="of:=[.E8]/[.E7]" office:value-type="float" office:value="4.28870205473073" calcext:value-type="float">
            <text:p>4.28870205473073</text:p>
          </table:table-cell>
          <table:table-cell table:formula="of:=[.F8]/[.F7]" office:value-type="float" office:value="6.46929600194202" calcext:value-type="float">
            <text:p>6.46929600194202</text:p>
          </table:table-cell>
          <table:table-cell table:number-columns-repeated="6"/>
        </table:table-row>
        <table:table-row table:style-name="ro1">
          <table:table-cell office:value-type="float" office:value="686437.383522358" calcext:value-type="float">
            <text:p>686437.38352235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office:value-type="float" office:value="2170.1753320694" calcext:value-type="float">
            <text:p>2170.1753320694</text:p>
          </table:table-cell>
          <table:table-cell office:value-type="float" office:value="2211.27690911293" calcext:value-type="float">
            <text:p>2211.27690911293</text:p>
          </table:table-cell>
          <table:table-cell office:value-type="float" office:value="5128.94928193092" calcext:value-type="float">
            <text:p>5128.94928193092</text:p>
          </table:table-cell>
          <table:table-cell/>
          <table:table-cell table:formula="of:=[.A9]/[.A8]" office:value-type="float" office:value="4.02305481043665" calcext:value-type="float">
            <text:p>4.02305481043665</text:p>
          </table:table-cell>
          <table:table-cell/>
          <table:table-cell table:formula="of:=[.D9]/[.D8]" office:value-type="float" office:value="7.96288846831956" calcext:value-type="float">
            <text:p>7.96288846831956</text:p>
          </table:table-cell>
          <table:table-cell table:formula="of:=[.E9]/[.E8]" office:value-type="float" office:value="10.1364961333422" calcext:value-type="float">
            <text:p>10.1364961333422</text:p>
          </table:table-cell>
          <table:table-cell table:formula="of:=[.F9]/[.F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61575.21784317" calcext:value-type="float">
            <text:p>2761575.2178431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</text:p>
          </table:table-cell>
          <table:table-cell office:value-type="float" office:value="17280.864125967" calcext:value-type="float">
            <text:p>17280.864125967</text:p>
          </table:table-cell>
          <table:table-cell office:value-type="float" office:value="22414.5998389721" calcext:value-type="float">
            <text:p>22414.5998389721</text:p>
          </table:table-cell>
          <table:table-cell table:number-columns-repeated="2"/>
          <table:table-cell table:formula="of:=[.A10]/[.A9]" office:value-type="float" office:value="0" calcext:value-type="float">
            <text:p>0</text:p>
          </table:table-cell>
          <table:table-cell/>
          <table:table-cell table:formula="of:=[.D10]/[.D9]" office:value-type="float" office:value="0" calcext:value-type="float">
            <text:p>0</text:p>
          </table:table-cell>
          <table:table-cell table:formula="of:=[.E10]/[.E9]" office:value-type="float" office:value="0" calcext:value-type="float">
            <text:p>0</text:p>
          </table:table-cell>
          <table:table-cell table:formula="of:=[.F10]/[.F9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formula="of:=[.A11]/[.A10]" office:value-type="string" office:string-value="" calcext:value-type="error">
            <text:p>#DIV/0!</text:p>
          </table:table-cell>
          <table:table-cell/>
          <table:table-cell table:formula="of:=[.D11]/[.D10]" office:value-type="string" office:string-value="" calcext:value-type="error">
            <text:p>#DIV/0!</text:p>
          </table:table-cell>
          <table:table-cell table:formula="of:=[.E11]/[.E10]" office:value-type="string" office:string-value="" calcext:value-type="error">
            <text:p>#DIV/0!</text:p>
          </table:table-cell>
          <table:table-cell table:formula="of:=[.F11]/[.F1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formula="of:=[.A12]/[.A11]" office:value-type="string" office:string-value="" calcext:value-type="error">
            <text:p>#DIV/0!</text:p>
          </table:table-cell>
          <table:table-cell/>
          <table:table-cell table:formula="of:=[.D12]/[.D11]" office:value-type="string" office:string-value="" calcext:value-type="error">
            <text:p>#DIV/0!</text:p>
          </table:table-cell>
          <table:table-cell table:formula="of:=[.E12]/[.E11]" office:value-type="string" office:string-value="" calcext:value-type="error">
            <text:p>#DIV/0!</text:p>
          </table:table-cell>
          <table:table-cell table:formula="of:=[.F12]/[.F11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AVERAGE([.I4:.I5])" office:value-type="float" office:value="5.5758031373843" calcext:value-type="float">
            <text:p>5.5758031373843</text:p>
          </table:table-cell>
          <table:table-cell table:formula="of:=AVERAGE([.J4:.J8])" office:value-type="float" office:value="7.43059652103446" calcext:value-type="float">
            <text:p>7.43059652103446</text:p>
          </table:table-cell>
          <table:table-cell table:formula="of:=AVERAGE([.K4:.K8])" office:value-type="float" office:value="7.71878273637129" calcext:value-type="float">
            <text:p>7.71878273637129</text:p>
          </table:table-cell>
          <table:table-cell table:formula="of:=AVERAGE([.L4:.L7])" office:value-type="float" office:value="7.25133765733947" calcext:value-type="float">
            <text:p>7.25133765733947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4" table:number-rows-spanned="1">
            <text:p>norms</text:p>
          </table:table-cell>
          <table:covered-table-cell table:number-columns-repeated="3"/>
          <table:table-cell table:number-columns-repeated="2"/>
          <table:table-cell table:style-name="ce4" table:number-columns-repeated="4"/>
          <table:table-cell table:number-columns-repeated="6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Simple LU</text:p>
          </table:table-cell>
          <table:table-cell office:value-type="string" calcext:value-type="string">
            <text:p>Partial LU</text:p>
          </table:table-cell>
          <table:table-cell office:value-type="string" calcext:value-type="string">
            <text:p>Complete LU</text:p>
          </table:table-cell>
          <table:table-cell/>
          <table:table-cell office:value-type="string" calcext:value-type="string">
            <text:p>Cramer</text:p>
          </table:table-cell>
          <table:table-cell office:value-type="string" calcext:value-type="string">
            <text:p>Simple LU</text:p>
          </table:table-cell>
          <table:table-cell office:value-type="string" calcext:value-type="string">
            <text:p>Partial LU</text:p>
          </table:table-cell>
          <table:table-cell office:value-type="string" calcext:value-type="string">
            <text:p>Complete LU</text:p>
          </table:table-cell>
          <table:table-cell table:style-name="ce5"/>
          <table:table-cell office:value-type="string" calcext:value-type="string">
            <text:p>Simple LU</text:p>
          </table:table-cell>
          <table:table-cell office:value-type="string" calcext:value-type="string">
            <text:p>Partial LU</text:p>
          </table:table-cell>
          <table:table-cell office:value-type="string" calcext:value-type="string">
            <text:p>Complete LU</text:p>
          </table:table-cell>
          <table:table-cell office:value-type="string" calcext:value-type="string">
            <text:p>Simple LU</text:p>
          </table:table-cell>
          <table:table-cell office:value-type="string" calcext:value-type="string">
            <text:p>Partial LU</text:p>
          </table:table-cell>
          <table:table-cell office:value-type="string" calcext:value-type="string">
            <text:p>Complete LU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0.00000000000085900685" calcext:value-type="float">
            <text:p>8.59E-13</text:p>
          </table:table-cell>
          <table:table-cell table:number-columns-repeated="2" table:style-name="ce2" office:value-type="float" office:value="0.00000000000121939848" calcext:value-type="float">
            <text:p>1.22E-12</text:p>
          </table:table-cell>
          <table:table-cell table:style-name="ce2" office:value-type="float" office:value="0.00000000000077693882" calcext:value-type="float">
            <text:p>7.77E-13</text:p>
          </table:table-cell>
          <table:table-cell/>
          <table:table-cell table:formula="of:=[.C4]/3600" office:value-type="float" office:value="0.00000773496097988553" calcext:value-type="float">
            <text:p>7.73496097988553E-06</text:p>
          </table:table-cell>
          <table:table-cell table:formula="of:=[.D4]/3600" office:value-type="float" office:value="0.000266149441401164" calcext:value-type="float">
            <text:p>0.000266149441401</text:p>
          </table:table-cell>
          <table:table-cell table:formula="of:=[.E4]/3600" office:value-type="float" office:value="0.000276561644342211" calcext:value-type="float">
            <text:p>0.000276561644342</text:p>
          </table:table-cell>
          <table:table-cell table:formula="of:=[.F4]/3600" office:value-type="float" office:value="0.000523669984605578" calcext:value-type="float">
            <text:p>0.000523669984606</text:p>
          </table:table-cell>
          <table:table-cell table:style-name="ce5"/>
          <table:table-cell table:style-name="ce2" office:value-type="float" office:value="0.958137989044189" calcext:value-type="float">
            <text:p>9.58E-01</text:p>
          </table:table-cell>
          <table:table-cell table:style-name="ce2" office:value-type="float" office:value="0.995621919631958" calcext:value-type="float">
            <text:p>9.96E-01</text:p>
          </table:table-cell>
          <table:table-cell office:value-type="float" office:value="1.88521194458008" calcext:value-type="float">
            <text:p>1.88521194458008</text:p>
          </table:table-cell>
          <table:table-cell table:formula="of:=[.M16]/3600" office:value-type="float" office:value="0.000266149441401164" calcext:value-type="float">
            <text:p>0.000266149441401</text:p>
          </table:table-cell>
          <table:table-cell table:formula="of:=[.N16]/3600" office:value-type="float" office:value="0.000276561644342211" calcext:value-type="float">
            <text:p>0.000276561644342</text:p>
          </table:table-cell>
          <table:table-cell table:formula="of:=[.O16]/3600" office:value-type="float" office:value="0.000523669984605578" calcext:value-type="float">
            <text:p>0.00052366998460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0.00000000000667904966" calcext:value-type="float">
            <text:p>6.68E-12</text:p>
          </table:table-cell>
          <table:table-cell table:number-columns-repeated="2" table:style-name="ce2" office:value-type="float" office:value="0.00000000000962791499" calcext:value-type="float">
            <text:p>9.63E-12</text:p>
          </table:table-cell>
          <table:table-cell table:style-name="ce2" office:value-type="float" office:value="0.00000000000541606356" calcext:value-type="float">
            <text:p>5.42E-12</text:p>
          </table:table-cell>
          <table:table-cell/>
          <table:table-cell table:formula="of:=[.C5]/3600" office:value-type="float" office:value="0.0000490705172220867" calcext:value-type="float">
            <text:p>4.90705172220867E-05</text:p>
          </table:table-cell>
          <table:table-cell table:formula="of:=[.D5]/3600" office:value-type="float" office:value="0.00199831942717234" calcext:value-type="float">
            <text:p>0.001998319427172</text:p>
          </table:table-cell>
          <table:table-cell table:formula="of:=[.E5]/3600" office:value-type="float" office:value="0.00207618561055925" calcext:value-type="float">
            <text:p>0.002076185610559</text:p>
          </table:table-cell>
          <table:table-cell table:formula="of:=[.F5]/3600" office:value-type="float" office:value="0.00424443138970269" calcext:value-type="float">
            <text:p>0.004244431389703</text:p>
          </table:table-cell>
          <table:table-cell table:style-name="ce5"/>
          <table:table-cell office:value-type="float" office:value="7.19394993782043" calcext:value-type="float">
            <text:p>7.19394993782043</text:p>
          </table:table-cell>
          <table:table-cell office:value-type="float" office:value="7.47426819801331" calcext:value-type="float">
            <text:p>7.47426819801331</text:p>
          </table:table-cell>
          <table:table-cell office:value-type="float" office:value="15.2799530029297" calcext:value-type="float">
            <text:p>15.2799530029297</text:p>
          </table:table-cell>
          <table:table-cell table:formula="of:=[.M17]/3600" office:value-type="float" office:value="0.00199831942717234" calcext:value-type="float">
            <text:p>0.001998319427172</text:p>
          </table:table-cell>
          <table:table-cell table:formula="of:=[.N17]/3600" office:value-type="float" office:value="0.00207618561055925" calcext:value-type="float">
            <text:p>0.002076185610559</text:p>
          </table:table-cell>
          <table:table-cell table:formula="of:=[.O17]/3600" office:value-type="float" office:value="0.00424443138970269" calcext:value-type="float">
            <text:p>0.004244431389703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.00000000007752044314" calcext:value-type="float">
            <text:p>7.75E-11</text:p>
          </table:table-cell>
          <table:table-cell table:style-name="ce2" office:value-type="float" office:value="0.00000000004825389289" calcext:value-type="float">
            <text:p>4.83E-11</text:p>
          </table:table-cell>
          <table:table-cell/>
          <table:table-cell table:formula="of:=[.C6]/3600" office:value-type="float" office:value="0.000235912203788757" calcext:value-type="float">
            <text:p>0.000235912203789</text:p>
          </table:table-cell>
          <table:table-cell table:formula="of:=[.D6]/3600" office:value-type="float" office:value="0.0158719622426563" calcext:value-type="float">
            <text:p>0.015871962242656</text:p>
          </table:table-cell>
          <table:table-cell table:formula="of:=[.E6]/3600" office:value-type="float" office:value="0.0159538986285528" calcext:value-type="float">
            <text:p>0.015953898628553</text:p>
          </table:table-cell>
          <table:table-cell table:formula="of:=[.F6]/3600" office:value-type="float" office:value="0.032409870558315" calcext:value-type="float">
            <text:p>0.032409870558315</text:p>
          </table:table-cell>
          <table:table-cell table:style-name="ce5"/>
          <table:table-cell office:value-type="float" office:value="57.1390640735626" calcext:value-type="float">
            <text:p>57.1390640735626</text:p>
          </table:table-cell>
          <table:table-cell office:value-type="float" office:value="57.4340350627899" calcext:value-type="float">
            <text:p>57.4340350627899</text:p>
          </table:table-cell>
          <table:table-cell office:value-type="float" office:value="116.675534009934" calcext:value-type="float">
            <text:p>116.675534009934</text:p>
          </table:table-cell>
          <table:table-cell table:formula="of:=[.M18]/3600" office:value-type="float" office:value="0.0158719622426563" calcext:value-type="float">
            <text:p>0.015871962242656</text:p>
          </table:table-cell>
          <table:table-cell table:formula="of:=[.N18]/3600" office:value-type="float" office:value="0.0159538986285528" calcext:value-type="float">
            <text:p>0.015953898628553</text:p>
          </table:table-cell>
          <table:table-cell table:formula="of:=[.O18]/3600" office:value-type="float" office:value="0.032409870558315" calcext:value-type="float">
            <text:p>0.03240987055831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float" office:value="0.00000000065581105991" calcext:value-type="float">
            <text:p>6.56E-10</text:p>
          </table:table-cell>
          <table:table-cell table:style-name="ce2" office:value-type="float" office:value="0.00000000038042461905" calcext:value-type="float">
            <text:p>3.80E-10</text:p>
          </table:table-cell>
          <table:table-cell/>
          <table:table-cell table:formula="of:=[.C7]/3600" office:value-type="string" office:string-value="" calcext:value-type="error">
            <text:p>#VALUE!</text:p>
          </table:table-cell>
          <table:table-cell table:formula="of:=[.D7]/3600" office:value-type="float" office:value="0.157203796638383" calcext:value-type="float">
            <text:p>0.157203796638383</text:p>
          </table:table-cell>
          <table:table-cell table:formula="of:=[.E7]/3600" office:value-type="float" office:value="0.143223655554983" calcext:value-type="float">
            <text:p>0.143223655554983</text:p>
          </table:table-cell>
          <table:table-cell table:formula="of:=[.F7]/3600" office:value-type="float" office:value="0.220226147241062" calcext:value-type="float">
            <text:p>0.220226147241062</text:p>
          </table:table-cell>
          <table:table-cell/>
          <table:table-cell office:value-type="float" office:value="565.933667898178" calcext:value-type="float">
            <text:p>565.933667898178</text:p>
          </table:table-cell>
          <table:table-cell office:value-type="float" office:value="515.60515999794" calcext:value-type="float">
            <text:p>515.60515999794</text:p>
          </table:table-cell>
          <table:table-cell office:value-type="float" office:value="792.814130067825" calcext:value-type="float">
            <text:p>792.814130067825</text:p>
          </table:table-cell>
          <table:table-cell table:formula="of:=[.M19]/3600" office:value-type="float" office:value="0.157203796638383" calcext:value-type="float">
            <text:p>0.157203796638383</text:p>
          </table:table-cell>
          <table:table-cell table:formula="of:=[.N19]/3600" office:value-type="float" office:value="0.143223655554983" calcext:value-type="float">
            <text:p>0.143223655554983</text:p>
          </table:table-cell>
          <table:table-cell table:formula="of:=[.O19]/3600" office:value-type="float" office:value="0.220226147241062" calcext:value-type="float">
            <text:p>0.220226147241062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number-columns-repeated="2" table:style-name="ce2" office:value-type="float" office:value="0.0000000049763858294" calcext:value-type="float">
            <text:p>4.98E-09</text:p>
          </table:table-cell>
          <table:table-cell table:style-name="ce2" office:value-type="float" office:value="0.00000000238882919818" calcext:value-type="float">
            <text:p>2.39E-09</text:p>
          </table:table-cell>
          <table:table-cell/>
          <table:table-cell table:formula="of:=[.C8]/3600" office:value-type="string" office:string-value="" calcext:value-type="error">
            <text:p>#VALUE!</text:p>
          </table:table-cell>
          <table:table-cell table:formula="of:=[.D8]/3600" office:value-type="float" office:value="0.602826481130389" calcext:value-type="float">
            <text:p>0.602826481130389</text:p>
          </table:table-cell>
          <table:table-cell table:formula="of:=[.E8]/3600" office:value-type="float" office:value="0.614243585864703" calcext:value-type="float">
            <text:p>0.614243585864703</text:p>
          </table:table-cell>
          <table:table-cell table:formula="of:=[.F8]/3600" office:value-type="float" office:value="1.4247081338697" calcext:value-type="float">
            <text:p>1.4247081338697</text:p>
          </table:table-cell>
          <table:table-cell/>
          <table:table-cell office:value-type="float" office:value="2170.1753320694" calcext:value-type="float">
            <text:p>2170.1753320694</text:p>
          </table:table-cell>
          <table:table-cell office:value-type="float" office:value="2211.27690911293" calcext:value-type="float">
            <text:p>2211.27690911293</text:p>
          </table:table-cell>
          <table:table-cell office:value-type="float" office:value="5128.94928193092" calcext:value-type="float">
            <text:p>5128.94928193092</text:p>
          </table:table-cell>
          <table:table-cell table:formula="of:=[.M20]/3600" office:value-type="float" office:value="0.602826481130389" calcext:value-type="float">
            <text:p>0.602826481130389</text:p>
          </table:table-cell>
          <table:table-cell table:formula="of:=[.N20]/3600" office:value-type="float" office:value="0.614243585864703" calcext:value-type="float">
            <text:p>0.614243585864703</text:p>
          </table:table-cell>
          <table:table-cell table:formula="of:=[.O20]/3600" office:value-type="float" office:value="1.4247081338697" calcext:value-type="float">
            <text:p>1.4247081338697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-</text:p>
          </table:table-cell>
          <table:table-cell table:style-name="ce2" office:value-type="float" office:value="0.00000004251822044863" calcext:value-type="float">
            <text:p>4.25E-08</text:p>
          </table:table-cell>
          <table:table-cell table:style-name="ce2" office:value-type="float" office:value="0.00000004251822044863" calcext:value-type="float">
            <text:p>4.25E-08</text:p>
          </table:table-cell>
          <table:table-cell table:number-columns-repeated="2"/>
          <table:table-cell table:formula="of:=[.C9]/3600" office:value-type="string" office:string-value="" calcext:value-type="error">
            <text:p>#VALUE!</text:p>
          </table:table-cell>
          <table:table-cell table:formula="of:=[.D9]/3600" office:value-type="float" office:value="4.80024003499083" calcext:value-type="float">
            <text:p>4.80024003499083</text:p>
          </table:table-cell>
          <table:table-cell table:formula="of:=[.E9]/3600" office:value-type="float" office:value="6.2262777330478" calcext:value-type="float">
            <text:p>6.2262777330478</text:p>
          </table:table-cell>
          <table:table-cell table:formula="of:=[.F9]/3600" office:value-type="float" office:value="0" calcext:value-type="float">
            <text:p>0</text:p>
          </table:table-cell>
          <table:table-cell/>
          <table:table-cell office:value-type="float" office:value="17280.864125967" calcext:value-type="float">
            <text:p>17280.864125967</text:p>
          </table:table-cell>
          <table:table-cell office:value-type="float" office:value="22414.5998389721" calcext:value-type="float">
            <text:p>22414.5998389721</text:p>
          </table:table-cell>
          <table:table-cell table:style-name="ce8" table:formula="of:=[.O20]*[.L$12]" office:value-type="float" office:value="37191.7430706499" calcext:value-type="float">
            <text:p>37191.7430706499</text:p>
          </table:table-cell>
          <table:table-cell table:formula="of:=[.M21]/3600" office:value-type="float" office:value="4.80024003499083" calcext:value-type="float">
            <text:p>4.80024003499083</text:p>
          </table:table-cell>
          <table:table-cell table:style-name="ce10" table:formula="of:=[.N21]/3600" office:value-type="float" office:value="6.2262777330478" calcext:value-type="float">
            <text:p>6.2262777330478</text:p>
          </table:table-cell>
          <table:table-cell table:style-name="ce8" table:formula="of:=[.O21]/3600" office:value-type="float" office:value="10.3310397418472" calcext:value-type="float">
            <text:p>10.3310397418472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formula="of:=[.C10]/3600" office:value-type="string" office:string-value="" calcext:value-type="error">
            <text:p>#VALUE!</text:p>
          </table:table-cell>
          <table:table-cell table:formula="of:=[.D10]/3600" office:value-type="float" office:value="0" calcext:value-type="float">
            <text:p>0</text:p>
          </table:table-cell>
          <table:table-cell table:formula="of:=[.E10]/3600" office:value-type="float" office:value="0" calcext:value-type="float">
            <text:p>0</text:p>
          </table:table-cell>
          <table:table-cell table:formula="of:=[.F10]/3600" office:value-type="float" office:value="0" calcext:value-type="float">
            <text:p>0</text:p>
          </table:table-cell>
          <table:table-cell/>
          <table:table-cell table:style-name="ce8" table:formula="of:=[.M21]*[.J$12]" office:value-type="float" office:value="128407.12885488" calcext:value-type="float">
            <text:p>128407.12885488</text:p>
          </table:table-cell>
          <table:table-cell table:style-name="ce8" table:formula="of:=[.N21]*[.K$12]" office:value-type="float" office:value="173013.426279729" calcext:value-type="float">
            <text:p>173013.426279729</text:p>
          </table:table-cell>
          <table:table-cell table:style-name="ce8" table:formula="of:=[.O21]*[.L$12]" office:value-type="float" office:value="269689.887070298" calcext:value-type="float">
            <text:p>269689.887070298</text:p>
          </table:table-cell>
          <table:table-cell table:style-name="ce8" table:formula="of:=[.M22]/3600" office:value-type="float" office:value="35.6686469041332" calcext:value-type="float">
            <text:p>35.6686469041332</text:p>
          </table:table-cell>
          <table:table-cell table:style-name="ce8" table:formula="of:=[.N22]/3600" office:value-type="float" office:value="48.0592850777024" calcext:value-type="float">
            <text:p>48.0592850777024</text:p>
          </table:table-cell>
          <table:table-cell table:style-name="ce8" table:formula="of:=[.O22]/3600" office:value-type="float" office:value="74.9138575195273" calcext:value-type="float">
            <text:p>74.9138575195273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formula="of:=[.C11]/3600" office:value-type="string" office:string-value="" calcext:value-type="error">
            <text:p>#VALUE!</text:p>
          </table:table-cell>
          <table:table-cell table:formula="of:=[.D11]/3600" office:value-type="float" office:value="0" calcext:value-type="float">
            <text:p>0</text:p>
          </table:table-cell>
          <table:table-cell table:formula="of:=[.E11]/3600" office:value-type="float" office:value="0" calcext:value-type="float">
            <text:p>0</text:p>
          </table:table-cell>
          <table:table-cell table:formula="of:=[.F11]/3600" office:value-type="float" office:value="0" calcext:value-type="float">
            <text:p>0</text:p>
          </table:table-cell>
          <table:table-cell/>
          <table:table-cell table:style-name="ce8" table:formula="of:=[.M22]*[.J$12]" office:value-type="float" office:value="954141.564945092" calcext:value-type="float">
            <text:p>954141.564945092</text:p>
          </table:table-cell>
          <table:table-cell table:style-name="ce8" table:formula="of:=[.N22]*[.K$12]" office:value-type="float" office:value="1335453.04792842" calcext:value-type="float">
            <text:p>1335453.04792842</text:p>
          </table:table-cell>
          <table:table-cell table:style-name="ce8" table:formula="of:=[.O22]*[.L$12]" office:value-type="float" office:value="1955612.43391648" calcext:value-type="float">
            <text:p>1955612.43391648</text:p>
          </table:table-cell>
          <table:table-cell table:style-name="ce8" table:formula="of:=[.M23]/3600" office:value-type="float" office:value="265.039323595859" calcext:value-type="float">
            <text:p>265.039323595859</text:p>
          </table:table-cell>
          <table:table-cell table:style-name="ce8" table:formula="of:=[.N23]/3600" office:value-type="float" office:value="370.959179980116" calcext:value-type="float">
            <text:p>370.959179980116</text:p>
          </table:table-cell>
          <table:table-cell table:style-name="ce8" table:formula="of:=[.O23]/3600" office:value-type="float" office:value="543.225676087912" calcext:value-type="float">
            <text:p>543.225676087912</text:p>
          </table:table-cell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formula="of:=[.C12]/3600" office:value-type="string" office:string-value="" calcext:value-type="error">
            <text:p>#VALUE!</text:p>
          </table:table-cell>
          <table:table-cell table:formula="of:=[.D12]/3600" office:value-type="float" office:value="0" calcext:value-type="float">
            <text:p>0</text:p>
          </table:table-cell>
          <table:table-cell table:formula="of:=[.E12]/3600" office:value-type="float" office:value="0" calcext:value-type="float">
            <text:p>0</text:p>
          </table:table-cell>
          <table:table-cell table:formula="of:=[.F12]/3600" office:value-type="float" office:value="0" calcext:value-type="float">
            <text:p>0</text:p>
          </table:table-cell>
          <table:table-cell/>
          <table:table-cell table:style-name="ce8" table:formula="of:=[.M23]*[.J$12]" office:value-type="float" office:value="7089840.99305538" calcext:value-type="float">
            <text:p>7089840.99305538</text:p>
          </table:table-cell>
          <table:table-cell table:style-name="ce8" table:formula="of:=[.N23]*[.K$12]" office:value-type="float" office:value="10308071.9315843" calcext:value-type="float">
            <text:p>10308071.9315843</text:p>
          </table:table-cell>
          <table:table-cell table:style-name="ce8" table:formula="of:=[.O23]*[.L$12]" office:value-type="float" office:value="14180806.0852199" calcext:value-type="float">
            <text:p>14180806.0852199</text:p>
          </table:table-cell>
          <table:table-cell table:style-name="ce8" table:formula="of:=[.M24]/3600" office:value-type="float" office:value="1969.40027584872" calcext:value-type="float">
            <text:p>1969.40027584872</text:p>
          </table:table-cell>
          <table:table-cell table:style-name="ce8" table:formula="of:=[.N24]/3600" office:value-type="float" office:value="2863.35331432897" calcext:value-type="float">
            <text:p>2863.35331432897</text:p>
          </table:table-cell>
          <table:table-cell table:style-name="ce8" table:formula="of:=[.O24]/3600" office:value-type="float" office:value="3939.11280144997" calcext:value-type="float">
            <text:p>3939.11280144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6:19:31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11:01:31.508000000</meta:creation-date>
    <dc:date>2021-05-09T16:27:55.787000000</dc:date>
    <meta:editing-duration>PT3H42M5S</meta:editing-duration>
    <meta:editing-cycles>11</meta:editing-cycles>
    <meta:generator>LibreOffice/7.0.4.2$Windows_X86_64 LibreOffice_project/dcf040e67528d9187c66b2379df5ea4407429775</meta:generator>
    <meta:document-statistic meta:table-count="1" meta:cell-count="23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3.442cm" style:legend-expansion="high" chart:style-name="ch2"/>
        <chart:plot-area chart:style-name="ch3" table:cell-range-address="Sheet1.B4:Sheet1.E12 Sheet1.F3:Sheet1.F12" svg:x="0.32cm" svg:y="0.18cm" svg:width="12.45cm" svg:height="8.64cm">
          <chart:coordinate-region svg:x="2.074cm" svg:y="0.383cm" svg:width="10.218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2" chart:class="chart:scatter">
            <chart:domain table:cell-range-address="Sheet1.B4:Sheet1.B12"/>
            <chart:data-point chart:repeated="9"/>
          </chart:series>
          <chart:series chart:style-name="ch8" chart:values-cell-range-address="Sheet1.D4:Sheet1.D12" chart:class="chart:scatter">
            <chart:data-point chart:repeated="9"/>
          </chart:series>
          <chart:series chart:style-name="ch9" chart:values-cell-range-address="Sheet1.E4:Sheet1.E12" chart:class="chart:scatter">
            <chart:data-point chart:repeated="9"/>
          </chart:series>
          <chart:series chart:style-name="ch10" chart:values-cell-range-address="Sheet1.F3:Sheet1.F1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4:Sheet1.B12</svg:desc>
                </draw:g>
              </table:table-cell>
              <table:table-cell office:value-type="float" office:value="0.0278458595275879">
                <text:p>0.0278458595275879</text:p>
                <draw:g>
                  <svg:desc>Sheet1.C4:Sheet1.C12</svg:desc>
                </draw:g>
              </table:table-cell>
              <table:table-cell office:value-type="float" office:value="0.958137989044189">
                <text:p>0.958137989044189</text:p>
                <draw:g>
                  <svg:desc>Sheet1.D4:Sheet1.D12</svg:desc>
                </draw:g>
              </table:table-cell>
              <table:table-cell office:value-type="float" office:value="0.995621919631958">
                <text:p>0.995621919631958</text:p>
                <draw:g>
                  <svg:desc>Sheet1.E4:Sheet1.E12</svg:desc>
                </draw:g>
              </table:table-cell>
              <table:table-cell office:value-type="float" office:value="NaN">
                <text:p>NaN</text:p>
                <draw:g>
                  <svg:desc>Sheet1.F3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76653861999512">
                <text:p>0.176653861999512</text:p>
              </table:table-cell>
              <table:table-cell office:value-type="float" office:value="7.19394993782043">
                <text:p>7.19394993782043</text:p>
              </table:table-cell>
              <table:table-cell office:value-type="float" office:value="7.47426819801331">
                <text:p>7.47426819801331</text:p>
              </table:table-cell>
              <table:table-cell office:value-type="float" office:value="1.88521194458008">
                <text:p>1.88521194458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849283933639526">
                <text:p>0.849283933639526</text:p>
              </table:table-cell>
              <table:table-cell office:value-type="float" office:value="57.1390640735626">
                <text:p>57.1390640735626</text:p>
              </table:table-cell>
              <table:table-cell office:value-type="float" office:value="57.4340350627899">
                <text:p>57.4340350627899</text:p>
              </table:table-cell>
              <table:table-cell office:value-type="float" office:value="15.2799530029297">
                <text:p>15.279953002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565.933667898178">
                <text:p>565.933667898178</text:p>
              </table:table-cell>
              <table:table-cell office:value-type="float" office:value="515.60515999794">
                <text:p>515.60515999794</text:p>
              </table:table-cell>
              <table:table-cell office:value-type="float" office:value="116.675534009934">
                <text:p>116.67553400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2170.1753320694">
                <text:p>2170.1753320694</text:p>
              </table:table-cell>
              <table:table-cell office:value-type="float" office:value="2211.27690911293">
                <text:p>2211.27690911293</text:p>
              </table:table-cell>
              <table:table-cell office:value-type="float" office:value="792.814130067825">
                <text:p>792.81413006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7280.864125967">
                <text:p>17280.864125967</text:p>
              </table:table-cell>
              <table:table-cell office:value-type="float" office:value="22414.5998389721">
                <text:p>22414.5998389721</text:p>
              </table:table-cell>
              <table:table-cell office:value-type="float" office:value="5128.94928193092">
                <text:p>5128.9492819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00">
                <text:p>1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